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0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0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meldedaten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2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Neuen Code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2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Bestehenden Code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Bestehenden Code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zuwei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entfern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zugewiesenen Code su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Neuen Mitarbeiter erfass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Bestehenden Mitarbeiter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Bestehenden Mitarbeiter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1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Neuen Kurs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5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10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4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number-columns-repeated="4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2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Neuen Schüler-Code erfass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22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änder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lösch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zuweis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entfern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4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Schüler-Code such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itarbeiter verwalten: Neue Lehrkraft erfass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lösch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änder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1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1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1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1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1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11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4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protokoll_2015-08-05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10" table:default-cell-style-name="ce3"/>
        <table:table-column table:style-name="co3" table:number-columns-repeated="1015" table:default-cell-style-name="ce2"/>
        <table:table-column table:style-name="co3" table:number-columns-repeated="4" table:default-cell-style-name="ce1"/>
        <table:table-row table:style-name="ro1">
          <table:table-cell table:style-name="ce4" office:value-type="string" calcext:value-type="string">
            <text:p>Datum: 05.08.15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>
            <text:p>Version: v.0.1.3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2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Neuen Schüler-Code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22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zuwei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entfern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4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Schüler-Code su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itarbeiter verwalten: Neue Lehrkraft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1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4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/>
          <table:table-cell table:style-name="ce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20:04:22.9414399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1T20:08:56.852034788</dc:date>
    <meta:editing-duration>PT5H40M57S</meta:editing-duration>
    <meta:editing-cycles>55</meta:editing-cycles>
    <meta:document-statistic meta:table-count="4" meta:cell-count="405" meta:object-count="0"/>
  </office:meta>
</office:document-meta>
</file>